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29.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office:value-type="string" calcext:value-type="string">
            <text:p>bandName</text:p>
          </table:table-cell>
          <table:table-cell table:style-name="ce2" office:value-type="string" calcext:value-type="string">
            <text:p>No-IR</text:p>
          </table:table-cell>
          <table:table-cell office:value-type="string" calcext:value-type="string">
            <text:p>I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</text:p>
          </table:table-cell>
          <table:table-cell table:style-name="ce2" office:value-type="float" office:value="282.38768" calcext:value-type="float">
            <text:p>282.38768</text:p>
          </table:table-cell>
          <table:table-cell office:value-type="float" office:value="54.2517112" calcext:value-type="float">
            <text:p>54.25171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IR</text:p>
          </table:table-cell>
          <table:table-cell table:style-name="ce2" office:value-type="float" office:value="614.221848" calcext:value-type="float">
            <text:p>614.221848</text:p>
          </table:table-cell>
          <table:table-cell office:value-type="float" office:value="312.698984" calcext:value-type="float">
            <text:p>312.698984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 calcext:value-type="string">
            <text:p>RED</text:p>
          </table:table-cell>
          <table:table-cell office:value-type="float" office:value="367.84662" calcext:value-type="float">
            <text:p>367.84662</text:p>
          </table:table-cell>
          <table:table-cell table:style-name="ce2" office:value-type="float" office:value="97.5327952" calcext:value-type="float">
            <text:p>97.53279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</text:p>
          </table:table-cell>
          <table:table-cell office:value-type="float" office:value="114.849048" calcext:value-type="float">
            <text:p>114.849048</text:p>
          </table:table-cell>
          <table:table-cell office:value-type="float" office:value="43.9905624" calcext:value-type="float">
            <text:p>43.9905624</text:p>
          </table:table-cell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6:30:43.605000000</meta:creation-date>
    <dc:date>2017-01-13T17:00:05.519000000</dc:date>
    <meta:editing-duration>PT29M20S</meta:editing-duration>
    <meta:editing-cycles>7</meta:editing-cycles>
    <meta:generator>LibreOffice/5.1.4.2$Windows_x86 LibreOffice_project/f99d75f39f1c57ebdd7ffc5f42867c12031db97a</meta:generator>
    <meta:document-statistic meta:table-count="1" meta:cell-count="15" meta:object-count="0"/>
  </office:meta>
</office:document-meta>
</file>